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00143c" officeooo:paragraph-rsid="00001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LibreOffice tex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Roboto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Roboto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7:27:46.776661077</meta:creation-date>
    <dc:date>2022-02-12T17:28:51.042430576</dc:date>
    <meta:editing-duration>PT1M4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  <meta:generator>LibreOffice/7.1.4.2$Linux_X86_64 LibreOffice_project/10$Build-2</meta:generator>
  </office:meta>
</office:document-meta>
</file>